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 style:data-style-name="N10"/>
    <style:style style:name="ce3" style:family="table-cell" style:parent-style-name="Default" style:data-style-name="N4"/>
    <style:style style:name="ce4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svg:stroke-color="#000000" draw:fill-color="#729fcf" draw:textarea-horizontal-align="justify" draw:textarea-vertical-align="middle" draw:auto-grow-height="false" fo:min-height="0.765cm" fo:min-width="0.25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729fcf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shapes>
          <draw:g draw:z-index="0">
            <draw:frame draw:style-name="gr1" draw:text-style-name="P1" svg:width="15.999cm" svg:height="8.999cm" svg:x="14.828cm" svg:y="0.764c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  <draw:custom-shape draw:style-name="gr2" draw:text-style-name="P2" svg:width="0.578cm" svg:height="0.956cm" svg:x="17.042cm" svg:y="3.666cm">
              <text:p/>
              <draw:enhanced-geometry svg:viewBox="0 0 21600 21600" draw:text-areas="?f0 ?f7 ?f2 21600" draw:type="up-arrow" draw:modifiers="10038.7917329094 6115.45741324921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2" draw:text-style-name="P2" svg:width="0.578cm" svg:height="0.956cm" svg:x="17.041cm" svg:y="4.966cm">
              <text:p/>
              <draw:enhanced-geometry svg:viewBox="0 0 21600 21600" draw:mirror-vertical="true" draw:text-areas="?f0 ?f7 ?f2 21600" draw:type="up-arrow" draw:modifiers="10038.7917329094 6115.45741324921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draw:g>
          <draw:g draw:z-index="1">
            <draw:frame draw:style-name="gr1" draw:text-style-name="P1" svg:width="15.997cm" svg:height="9.004cm" svg:x="14.785cm" svg:y="10.651cm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  <draw:custom-shape draw:style-name="gr2" draw:text-style-name="P2" svg:width="0.578cm" svg:height="0.956cm" svg:x="19.384cm" svg:y="14.503cm">
              <text:p/>
              <draw:enhanced-geometry svg:viewBox="0 0 21600 21600" draw:text-areas="?f0 ?f7 ?f2 21600" draw:type="up-arrow" draw:modifiers="10038.7917329094 6115.45741324921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2" draw:text-style-name="P2" svg:width="0.578cm" svg:height="0.956cm" svg:x="19.383cm" svg:y="15.744cm">
              <text:p/>
              <draw:enhanced-geometry svg:viewBox="0 0 21600 21600" draw:mirror-vertical="true" draw:text-areas="?f0 ?f7 ?f2 21600" draw:type="up-arrow" draw:modifiers="10038.7917329094 6115.45741324921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draw:g>
        </table:shapes>
        <table:table-column table:style-name="co1" table:number-columns-repeated="2" table:default-cell-style-name="Default"/>
        <table:table-column table:style-name="co1" table:number-columns-repeated="3" table:default-cell-style-name="ce1"/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変動前</text:p>
          </table:table-cell>
          <table:table-cell table:style-name="Default" office:value-type="string" calcext:value-type="string">
            <text:p>上方シフト</text:p>
          </table:table-cell>
          <table:table-cell table:style-name="Default" office:value-type="string" calcext:value-type="string">
            <text:p>下方シフト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percentage" office:value="0.03" calcext:value-type="percentage">
            <text:p>3%</text:p>
          </table:table-cell>
          <table:table-cell table:formula="of:=[.C3]+0.01" office:value-type="percentage" office:value="0.04" calcext:value-type="percentage">
            <text:p>4%</text:p>
          </table:table-cell>
          <table:table-cell table:formula="of:=+[.C3]-0.01" office:value-type="percentage" office:value="0.02" calcext:value-type="percentage">
            <text:p>2%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percentage" office:value="0.03" calcext:value-type="percentage">
            <text:p>3%</text:p>
          </table:table-cell>
          <table:table-cell table:formula="of:=[.C4]+0.01" office:value-type="percentage" office:value="0.04" calcext:value-type="percentage">
            <text:p>4%</text:p>
          </table:table-cell>
          <table:table-cell table:formula="of:=+[.C4]-0.01" office:value-type="percentage" office:value="0.02" calcext:value-type="percentage">
            <text:p>2%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percentage" office:value="0.03" calcext:value-type="percentage">
            <text:p>3%</text:p>
          </table:table-cell>
          <table:table-cell table:formula="of:=[.C5]+0.01" office:value-type="percentage" office:value="0.04" calcext:value-type="percentage">
            <text:p>4%</text:p>
          </table:table-cell>
          <table:table-cell table:formula="of:=+[.C5]-0.01" office:value-type="percentage" office:value="0.02" calcext:value-type="percentage">
            <text:p>2%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percentage" office:value="0.03" calcext:value-type="percentage">
            <text:p>3%</text:p>
          </table:table-cell>
          <table:table-cell table:formula="of:=[.C6]+0.01" office:value-type="percentage" office:value="0.04" calcext:value-type="percentage">
            <text:p>4%</text:p>
          </table:table-cell>
          <table:table-cell table:formula="of:=+[.C6]-0.01" office:value-type="percentage" office:value="0.02" calcext:value-type="percentage">
            <text:p>2%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percentage" office:value="0.03" calcext:value-type="percentage">
            <text:p>3%</text:p>
          </table:table-cell>
          <table:table-cell table:formula="of:=[.C7]+0.01" office:value-type="percentage" office:value="0.04" calcext:value-type="percentage">
            <text:p>4%</text:p>
          </table:table-cell>
          <table:table-cell table:formula="of:=+[.C7]-0.01" office:value-type="percentage" office:value="0.02" calcext:value-type="percentage">
            <text:p>2%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percentage" office:value="0.03" calcext:value-type="percentage">
            <text:p>3%</text:p>
          </table:table-cell>
          <table:table-cell table:formula="of:=[.C8]+0.01" office:value-type="percentage" office:value="0.04" calcext:value-type="percentage">
            <text:p>4%</text:p>
          </table:table-cell>
          <table:table-cell table:formula="of:=+[.C8]-0.01" office:value-type="percentage" office:value="0.02" calcext:value-type="percentage">
            <text:p>2%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percentage" office:value="0.03" calcext:value-type="percentage">
            <text:p>3%</text:p>
          </table:table-cell>
          <table:table-cell table:formula="of:=[.C9]+0.01" office:value-type="percentage" office:value="0.04" calcext:value-type="percentage">
            <text:p>4%</text:p>
          </table:table-cell>
          <table:table-cell table:formula="of:=+[.C9]-0.01" office:value-type="percentage" office:value="0.02" calcext:value-type="percentage">
            <text:p>2%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percentage" office:value="0.03" calcext:value-type="percentage">
            <text:p>3%</text:p>
          </table:table-cell>
          <table:table-cell table:formula="of:=[.C10]+0.01" office:value-type="percentage" office:value="0.04" calcext:value-type="percentage">
            <text:p>4%</text:p>
          </table:table-cell>
          <table:table-cell table:formula="of:=+[.C10]-0.01" office:value-type="percentage" office:value="0.02" calcext:value-type="percentage">
            <text:p>2%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percentage" office:value="0.03" calcext:value-type="percentage">
            <text:p>3%</text:p>
          </table:table-cell>
          <table:table-cell table:formula="of:=[.C11]+0.01" office:value-type="percentage" office:value="0.04" calcext:value-type="percentage">
            <text:p>4%</text:p>
          </table:table-cell>
          <table:table-cell table:formula="of:=+[.C11]-0.01" office:value-type="percentage" office:value="0.02" calcext:value-type="percentage">
            <text:p>2%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percentage" office:value="0.03" calcext:value-type="percentage">
            <text:p>3%</text:p>
          </table:table-cell>
          <table:table-cell table:formula="of:=[.C12]+0.01" office:value-type="percentage" office:value="0.04" calcext:value-type="percentage">
            <text:p>4%</text:p>
          </table:table-cell>
          <table:table-cell table:formula="of:=+[.C12]-0.01" office:value-type="percentage" office:value="0.02" calcext:value-type="percentage">
            <text:p>2%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percentage" office:value="0.03" calcext:value-type="percentage">
            <text:p>3%</text:p>
          </table:table-cell>
          <table:table-cell table:formula="of:=[.C13]+0.01" office:value-type="percentage" office:value="0.04" calcext:value-type="percentage">
            <text:p>4%</text:p>
          </table:table-cell>
          <table:table-cell table:formula="of:=+[.C13]-0.01" office:value-type="percentage" office:value="0.02" calcext:value-type="percentage">
            <text:p>2%</text:p>
          </table:table-cell>
        </table:table-row>
        <table:table-row table:style-name="ro1" table:number-rows-repeated="3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変動前</text:p>
          </table:table-cell>
          <table:table-cell table:style-name="Default" office:value-type="string" calcext:value-type="string">
            <text:p>上方シフト</text:p>
          </table:table-cell>
          <table:table-cell table:style-name="Default" office:value-type="string" calcext:value-type="string">
            <text:p>下方シフト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percentage" office:value="0.0075" calcext:value-type="percentage">
            <text:p>1%</text:p>
          </table:table-cell>
          <table:table-cell table:formula="of:=[.C18]+0.01" office:value-type="percentage" office:value="0.0175" calcext:value-type="percentage">
            <text:p>2%</text:p>
          </table:table-cell>
          <table:table-cell table:formula="of:=+[.C18]-0.01" office:value-type="percentage" office:value="-0.0025" calcext:value-type="percentage">
            <text:p>0%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LN([.B19])*0.01+0.01" office:value-type="percentage" office:value="0.01" calcext:value-type="percentage">
            <text:p>1%</text:p>
          </table:table-cell>
          <table:table-cell table:formula="of:=[.C19]+0.01" office:value-type="percentage" office:value="0.02" calcext:value-type="percentage">
            <text:p>2%</text:p>
          </table:table-cell>
          <table:table-cell table:formula="of:=+[.C19]-0.01" office:value-type="percentage" office:value="0" calcext:value-type="percentage">
            <text:p>0%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LN([.B20])*0.011+0.01" office:value-type="percentage" office:value="0.0176246189861594" calcext:value-type="percentage">
            <text:p>2%</text:p>
          </table:table-cell>
          <table:table-cell table:formula="of:=[.C20]+0.01" office:value-type="percentage" office:value="0.0276246189861594" calcext:value-type="percentage">
            <text:p>3%</text:p>
          </table:table-cell>
          <table:table-cell table:formula="of:=+[.C20]-0.01" office:value-type="percentage" office:value="0.0076246189861594" calcext:value-type="percentage">
            <text:p>1%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LN([.B21])*0.01+0.01" office:value-type="percentage" office:value="0.0209861228866811" calcext:value-type="percentage">
            <text:p>2%</text:p>
          </table:table-cell>
          <table:table-cell table:formula="of:=[.C21]+0.01" office:value-type="percentage" office:value="0.0309861228866811" calcext:value-type="percentage">
            <text:p>3%</text:p>
          </table:table-cell>
          <table:table-cell table:formula="of:=+[.C21]-0.01" office:value-type="percentage" office:value="0.0109861228866811" calcext:value-type="percentage">
            <text:p>1%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LN([.B22])*0.01+0.01" office:value-type="percentage" office:value="0.0238629436111989" calcext:value-type="percentage">
            <text:p>2%</text:p>
          </table:table-cell>
          <table:table-cell table:formula="of:=[.C22]+0.01" office:value-type="percentage" office:value="0.0338629436111989" calcext:value-type="percentage">
            <text:p>3%</text:p>
          </table:table-cell>
          <table:table-cell table:formula="of:=+[.C22]-0.01" office:value-type="percentage" office:value="0.0138629436111989" calcext:value-type="percentage">
            <text:p>1%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LN([.B23])*0.01+0.01" office:value-type="percentage" office:value="0.026094379124341" calcext:value-type="percentage">
            <text:p>3%</text:p>
          </table:table-cell>
          <table:table-cell table:formula="of:=[.C23]+0.01" office:value-type="percentage" office:value="0.036094379124341" calcext:value-type="percentage">
            <text:p>4%</text:p>
          </table:table-cell>
          <table:table-cell table:formula="of:=+[.C23]-0.01" office:value-type="percentage" office:value="0.016094379124341" calcext:value-type="percentage">
            <text:p>2%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LN([.B24])*0.01+0.01" office:value-type="percentage" office:value="0.0279175946922805" calcext:value-type="percentage">
            <text:p>3%</text:p>
          </table:table-cell>
          <table:table-cell table:formula="of:=[.C24]+0.01" office:value-type="percentage" office:value="0.0379175946922805" calcext:value-type="percentage">
            <text:p>4%</text:p>
          </table:table-cell>
          <table:table-cell table:formula="of:=+[.C24]-0.01" office:value-type="percentage" office:value="0.0179175946922805" calcext:value-type="percentage">
            <text:p>2%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LN([.B25])*0.01+0.01" office:value-type="percentage" office:value="0.0294591014905531" calcext:value-type="percentage">
            <text:p>3%</text:p>
          </table:table-cell>
          <table:table-cell table:formula="of:=[.C25]+0.01" office:value-type="percentage" office:value="0.0394591014905531" calcext:value-type="percentage">
            <text:p>4%</text:p>
          </table:table-cell>
          <table:table-cell table:formula="of:=+[.C25]-0.01" office:value-type="percentage" office:value="0.0194591014905531" calcext:value-type="percentage">
            <text:p>2%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LN([.B26])*0.01+0.01" office:value-type="percentage" office:value="0.0307944154167984" calcext:value-type="percentage">
            <text:p>3%</text:p>
          </table:table-cell>
          <table:table-cell table:formula="of:=[.C26]+0.01" office:value-type="percentage" office:value="0.0407944154167984" calcext:value-type="percentage">
            <text:p>4%</text:p>
          </table:table-cell>
          <table:table-cell table:formula="of:=+[.C26]-0.01" office:value-type="percentage" office:value="0.0207944154167984" calcext:value-type="percentage">
            <text:p>2%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LN([.B27])*0.01+0.01" office:value-type="percentage" office:value="0.0319722457733622" calcext:value-type="percentage">
            <text:p>3%</text:p>
          </table:table-cell>
          <table:table-cell table:formula="of:=[.C27]+0.01" office:value-type="percentage" office:value="0.0419722457733622" calcext:value-type="percentage">
            <text:p>4%</text:p>
          </table:table-cell>
          <table:table-cell table:formula="of:=+[.C27]-0.01" office:value-type="percentage" office:value="0.0219722457733622" calcext:value-type="percentage">
            <text:p>2%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LN([.B28])*0.01+0.01" office:value-type="percentage" office:value="0.0330258509299405" calcext:value-type="percentage">
            <text:p>3%</text:p>
          </table:table-cell>
          <table:table-cell table:formula="of:=[.C28]+0.01" office:value-type="percentage" office:value="0.0430258509299405" calcext:value-type="percentage">
            <text:p>4%</text:p>
          </table:table-cell>
          <table:table-cell table:formula="of:=+[.C28]-0.01" office:value-type="percentage" office:value="0.0230258509299405" calcext:value-type="percentage">
            <text:p>2%</text:p>
          </table:table-cell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number-columns-repeated="5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X_1</text:p>
          </table:table-cell>
          <table:table-cell office:value-type="string" calcext:value-type="string">
            <text:p>PV_1</text:p>
          </table:table-cell>
          <table:table-cell/>
          <table:table-cell office:value-type="string" calcext:value-type="string">
            <text:p>X_2</text:p>
          </table:table-cell>
          <table:table-cell table:style-name="Default" office:value-type="string" calcext:value-type="string">
            <text:p>PV_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table:formula="of:=1/(1+[.B2])^[.A2]" office:value-type="float" office:value="0.980392156862745" calcext:value-type="float">
            <text:p>0.98</text:p>
          </table:table-cell>
          <table:table-cell table:formula="of:=+[.B2]+0.01" office:value-type="float" office:value="0.03" calcext:value-type="float">
            <text:p>0.03</text:p>
          </table:table-cell>
          <table:table-cell table:formula="of:=1/(1+[.D2])^[.A2]" office:value-type="float" office:value="0.970873786407767" calcext:value-type="float">
            <text:p>0.97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" table:formula="of:=[.G2]*[.E2]" office:value-type="float" office:value="2.9126213592233" calcext:value-type="float">
            <text:p>2.9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J2]*[.E2]" office:value-type="float" office:value="3.88349514563107" calcext:value-type="float">
            <text:p>3.8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5" calcext:value-type="float">
            <text:p>0.035</text:p>
          </table:table-cell>
          <table:table-cell table:formula="of:=1/(1+[.B3])^[.A3]" office:value-type="float" office:value="0.933510700366403" calcext:value-type="float">
            <text:p>0.93</text:p>
          </table:table-cell>
          <table:table-cell table:formula="of:=+[.B3]+0.01" office:value-type="float" office:value="0.045" calcext:value-type="float">
            <text:p>0.045</text:p>
          </table:table-cell>
          <table:table-cell table:formula="of:=1/(1+[.D3])^[.A3]" office:value-type="float" office:value="0.91572995123738" calcext:value-type="float">
            <text:p>0.9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" table:formula="of:=[.G3]*[.E3]" office:value-type="float" office:value="2.74718985371214" calcext:value-type="float">
            <text:p>2.75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J3]*[.E3]" office:value-type="float" office:value="3.66291980494952" calcext:value-type="float">
            <text:p>3.6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41" calcext:value-type="float">
            <text:p>0.041</text:p>
          </table:table-cell>
          <table:table-cell table:formula="of:=1/(1+[.B4])^[.A4]" office:value-type="float" office:value="0.886436869768705" calcext:value-type="float">
            <text:p>0.89</text:p>
          </table:table-cell>
          <table:table-cell table:formula="of:=+[.B4]+0.01" office:value-type="float" office:value="0.051" calcext:value-type="float">
            <text:p>0.051</text:p>
          </table:table-cell>
          <table:table-cell table:formula="of:=1/(1+[.D4])^[.A4]" office:value-type="float" office:value="0.861374184812592" calcext:value-type="float">
            <text:p>0.86</text:p>
          </table:table-cell>
          <table:table-cell table:number-columns-repeated="2" office:value-type="float" office:value="103" calcext:value-type="float">
            <text:p>103</text:p>
          </table:table-cell>
          <table:table-cell table:style-name="ce3" table:formula="of:=[.G4]*[.E4]" office:value-type="float" office:value="88.7215410356969" calcext:value-type="float">
            <text:p>88.7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J4]*[.E4]" office:value-type="float" office:value="3.44549673925037" calcext:value-type="float">
            <text:p>3.4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48" calcext:value-type="float">
            <text:p>0.048</text:p>
          </table:table-cell>
          <table:table-cell table:formula="of:=1/(1+[.B5])^[.A5]" office:value-type="float" office:value="0.829000646828696" calcext:value-type="float">
            <text:p>0.83</text:p>
          </table:table-cell>
          <table:table-cell table:formula="of:=+[.B5]+0.01" office:value-type="float" office:value="0.058" calcext:value-type="float">
            <text:p>0.058</text:p>
          </table:table-cell>
          <table:table-cell table:formula="of:=1/(1+[.D5])^[.A5]" office:value-type="float" office:value="0.798100033804119" calcext:value-type="float">
            <text:p>0.80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formula="of:=[.J5]*[.E5]" office:value-type="float" office:value="3.19240013521648" calcext:value-type="float">
            <text:p>3.1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1" calcext:value-type="float">
            <text:p>0.051</text:p>
          </table:table-cell>
          <table:table-cell table:formula="of:=1/(1+[.B6])^[.A6]" office:value-type="float" office:value="0.779805726060896" calcext:value-type="float">
            <text:p>0.78</text:p>
          </table:table-cell>
          <table:table-cell table:formula="of:=+[.B6]+0.01" office:value-type="float" office:value="0.061" calcext:value-type="float">
            <text:p>0.061</text:p>
          </table:table-cell>
          <table:table-cell table:formula="of:=1/(1+[.D6])^[.A6]" office:value-type="float" office:value="0.743743324102493" calcext:value-type="float">
            <text:p>0.74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formula="of:=[.J6]*[.E6]" office:value-type="float" office:value="2.97497329640997" calcext:value-type="float">
            <text:p>2.97</text:p>
          </table:table-cell>
          <table:table-cell office:value-type="float" office:value="500" calcext:value-type="float">
            <text:p>500</text:p>
          </table:table-cell>
          <table:table-cell table:style-name="ce3" table:formula="of:=+[.E6]*[.L6]" office:value-type="float" office:value="371.871662051246" calcext:value-type="float">
            <text:p>371.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5" calcext:value-type="float">
            <text:p>0.055</text:p>
          </table:table-cell>
          <table:table-cell table:formula="of:=1/(1+[.B7])^[.A7]" office:value-type="float" office:value="0.725245833024597" calcext:value-type="float">
            <text:p>0.73</text:p>
          </table:table-cell>
          <table:table-cell table:formula="of:=+[.B7]+0.01" office:value-type="float" office:value="0.065" calcext:value-type="float">
            <text:p>0.065</text:p>
          </table:table-cell>
          <table:table-cell table:formula="of:=1/(1+[.D7])^[.A7]" office:value-type="float" office:value="0.685334118799019" calcext:value-type="float">
            <text:p>0.69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formula="of:=[.J7]*[.E7]" office:value-type="float" office:value="2.74133647519607" calcext:value-type="float">
            <text:p>2.7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9" calcext:value-type="float">
            <text:p>0.059</text:p>
          </table:table-cell>
          <table:table-cell table:formula="of:=1/(1+[.B8])^[.A8]" office:value-type="float" office:value="0.669465620394725" calcext:value-type="float">
            <text:p>0.67</text:p>
          </table:table-cell>
          <table:table-cell table:formula="of:=+[.B8]+0.01" office:value-type="float" office:value="0.069" calcext:value-type="float">
            <text:p>0.069</text:p>
          </table:table-cell>
          <table:table-cell table:formula="of:=1/(1+[.D8])^[.A8]" office:value-type="float" office:value="0.626839078562655" calcext:value-type="float">
            <text:p>0.63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formula="of:=[.J8]*[.E8]" office:value-type="float" office:value="2.50735631425062" calcext:value-type="float">
            <text:p>2.5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61" calcext:value-type="float">
            <text:p>0.061</text:p>
          </table:table-cell>
          <table:table-cell table:formula="of:=1/(1+[.B9])^[.A9]" office:value-type="float" office:value="0.622697222794682" calcext:value-type="float">
            <text:p>0.62</text:p>
          </table:table-cell>
          <table:table-cell table:formula="of:=+[.B9]+0.01" office:value-type="float" office:value="0.071" calcext:value-type="float">
            <text:p>0.071</text:p>
          </table:table-cell>
          <table:table-cell table:formula="of:=1/(1+[.D9])^[.A9]" office:value-type="float" office:value="0.577675878333943" calcext:value-type="float">
            <text:p>0.58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formula="of:=[.J9]*[.E9]" office:value-type="float" office:value="2.31070351333577" calcext:value-type="float">
            <text:p>2.3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63" calcext:value-type="float">
            <text:p>0.063</text:p>
          </table:table-cell>
          <table:table-cell table:formula="of:=1/(1+[.B10])^[.A10]" office:value-type="float" office:value="0.577032958163269" calcext:value-type="float">
            <text:p>0.58</text:p>
          </table:table-cell>
          <table:table-cell table:formula="of:=+[.B10]+0.01" office:value-type="float" office:value="0.073" calcext:value-type="float">
            <text:p>0.073</text:p>
          </table:table-cell>
          <table:table-cell table:formula="of:=1/(1+[.D10])^[.A10]" office:value-type="float" office:value="0.530398762723271" calcext:value-type="float">
            <text:p>0.53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formula="of:=[.J10]*[.E10]" office:value-type="float" office:value="2.12159505089309" calcext:value-type="float">
            <text:p>2.1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66" calcext:value-type="float">
            <text:p>0.066</text:p>
          </table:table-cell>
          <table:table-cell table:formula="of:=1/(1+[.B11])^[.A11]" office:value-type="float" office:value="0.527749648949883" calcext:value-type="float">
            <text:p>0.53</text:p>
          </table:table-cell>
          <table:table-cell table:formula="of:=+[.B11]+0.01" office:value-type="float" office:value="0.076" calcext:value-type="float">
            <text:p>0.076</text:p>
          </table:table-cell>
          <table:table-cell table:formula="of:=1/(1+[.D11])^[.A11]" office:value-type="float" office:value="0.480703502722863" calcext:value-type="float">
            <text:p>0.48</text:p>
          </table:table-cell>
          <table:table-cell table:number-columns-repeated="3"/>
          <table:table-cell table:number-columns-repeated="2" office:value-type="float" office:value="104" calcext:value-type="float">
            <text:p>104</text:p>
          </table:table-cell>
          <table:table-cell table:formula="of:=[.J11]*[.E11]" office:value-type="float" office:value="49.9931642831778" calcext:value-type="float">
            <text:p>49.9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3" table:formula="of:=SUM([.H2:.H11])" office:value-type="float" office:value="94.3813522486324" calcext:value-type="float">
            <text:p>94.38</text:p>
          </table:table-cell>
          <table:table-cell table:number-columns-repeated="2"/>
          <table:table-cell table:formula="of:=SUM([.K2:.K11])" office:value-type="float" office:value="76.8334407583108" calcext:value-type="float">
            <text:p>76.8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formula="of:=+[.H12]*2.4" office:value-type="float" office:value="226.515245396718" calcext:value-type="float">
            <text:p>226.515245396718</text:p>
          </table:table-cell>
          <table:table-cell table:number-columns-repeated="2"/>
          <table:table-cell table:formula="of:=+[.K12]*1.9" office:value-type="float" office:value="145.98353744079" calcext:value-type="float">
            <text:p>145.9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4" table:formula="of:=+500*0.74" office:value-type="float" office:value="370" calcext:value-type="float">
            <text:p>370.00</text:p>
          </table:table-cell>
          <table:table-cell table:number-columns-repeated="2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10">
      <number:number number:decimal-places="1" number:min-decimal-places="1" number:min-integer-digits="1"/>
      <number:text>%</number:text>
    </number:percentage-style>
    <number:number-style style:name="N11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8">0000/00/00</text:date>, <text:time style:data-style-name="N2" text:time-value="21:56:16.289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6T11:40:21.991000000</meta:creation-date>
    <dc:date>2021-11-08T22:27:48.136000000</dc:date>
    <meta:editing-duration>PT10M1S</meta:editing-duration>
    <meta:editing-cycles>3</meta:editing-cycles>
    <meta:generator>LibreOffice/7.1.5.2$Windows_X86_64 LibreOffice_project/85f04e9f809797b8199d13c421bd8a2b025d52b5</meta:generator>
    <meta:document-statistic meta:table-count="2" meta:cell-count="195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318cm" svg:y="0.316cm" chart:style-name="ch2">
          <text:p>フラットなイールドカーブのシフト</text:p>
        </chart:title>
        <chart:plot-area chart:style-name="ch3" table:cell-range-address="Sheet1.B2:Sheet1.E13" chart:data-source-has-labels="both" svg:x="0.319cm" svg:y="1.273cm" svg:width="14.819cm" svg:height="7.209cm">
          <chart:coordinate-region svg:x="1.073cm" svg:y="1.472cm" svg:width="13.879cm" svg:height="6.363cm"/>
          <chart:axis chart:dimension="x" chart:name="primary-x" chart:style-name="ch4" chartooo:axis-type="auto">
            <chartooo:date-scale/>
            <chart:title svg:x="15.376cm" svg:y="8.151cm" chart:style-name="ch5">
              <text:p>年</text:p>
            </chart:title>
            <chart:categories table:cell-range-address="Sheet1.B3:Sheet1.B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3:Sheet1.C13" chart:label-cell-address="Sheet1.C2:Sheet1.C2" chart:class="chart:line">
            <chart:data-point chart:repeated="11"/>
          </chart:series>
          <chart:series chart:style-name="ch9" chart:values-cell-range-address="Sheet1.D3:Sheet1.D13" chart:label-cell-address="Sheet1.D2:Sheet1.D2" chart:class="chart:line">
            <chart:data-point chart:repeated="11"/>
          </chart:series>
          <chart:series chart:style-name="ch10" chart:values-cell-range-address="Sheet1.E3:Sheet1.E13" chart:label-cell-address="Sheet1.E2:Sheet1.E2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変動前</text:p>
                <draw:g>
                  <svg:desc>Sheet1.C2:Sheet1.C2</svg:desc>
                </draw:g>
              </table:table-cell>
              <table:table-cell office:value-type="string">
                <text:p>上方シフト</text:p>
                <draw:g>
                  <svg:desc>Sheet1.D2:Sheet1.D2</svg:desc>
                </draw:g>
              </table:table-cell>
              <table:table-cell office:value-type="string">
                <text:p>下方シフト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B3:Sheet1.B13</svg:desc>
                </draw:g>
              </table:table-cell>
              <table:table-cell office:value-type="float" office:value="0.03">
                <text:p>0.03</text:p>
                <draw:g>
                  <svg:desc>Sheet1.C3:Sheet1.C13</svg:desc>
                </draw:g>
              </table:table-cell>
              <table:table-cell office:value-type="float" office:value="0.04">
                <text:p>0.04</text:p>
                <draw:g>
                  <svg:desc>Sheet1.D3:Sheet1.D13</svg:desc>
                </draw:g>
              </table:table-cell>
              <table:table-cell office:value-type="float" office:value="0.02">
                <text:p>0.02</text:p>
                <draw:g>
                  <svg:desc>Sheet1.E3:Sheet1.E13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  <table:table-cell office:value-type="float" office:value="0.04">
                <text:p>0.0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3">
                <text:p>0.03</text:p>
              </table:table-cell>
              <table:table-cell office:value-type="float" office:value="0.04">
                <text:p>0.0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04">
                <text:p>0.0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4">
                <text:p>0.0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3">
                <text:p>0.03</text:p>
              </table:table-cell>
              <table:table-cell office:value-type="float" office:value="0.04">
                <text:p>0.0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3">
                <text:p>0.03</text:p>
              </table:table-cell>
              <table:table-cell office:value-type="float" office:value="0.04">
                <text:p>0.0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3">
                <text:p>0.03</text:p>
              </table:table-cell>
              <table:table-cell office:value-type="float" office:value="0.04">
                <text:p>0.0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3">
                <text:p>0.03</text:p>
              </table:table-cell>
              <table:table-cell office:value-type="float" office:value="0.04">
                <text:p>0.0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3">
                <text:p>0.03</text:p>
              </table:table-cell>
              <table:table-cell office:value-type="float" office:value="0.04">
                <text:p>0.0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">
                <text:p>0.03</text:p>
              </table:table-cell>
              <table:table-cell office:value-type="float" office:value="0.04">
                <text:p>0.04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5.2$Windows_X86_64 LibreOffice_project/85f04e9f809797b8199d13c421bd8a2b025d52b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5.217cm" svg:y="0.316cm" chart:style-name="ch2">
          <text:p>順イールドカーブのシフト</text:p>
        </chart:title>
        <chart:plot-area chart:style-name="ch3" table:cell-range-address="Sheet1.B17:Sheet1.E28" chart:data-source-has-labels="both" svg:x="0.318cm" svg:y="1.274cm" svg:width="14.847cm" svg:height="7.345cm">
          <chart:coordinate-region svg:x="1.178cm" svg:y="1.473cm" svg:width="13.8cm" svg:height="6.947cm"/>
          <chart:axis chart:dimension="x" chart:name="primary-x" chart:style-name="ch4" chartooo:axis-type="auto">
            <chartooo:date-scale/>
            <chart:title svg:x="15.346cm" svg:y="7.707cm" chart:style-name="ch5">
              <text:p>年</text:p>
            </chart:title>
            <chart:categories table:cell-range-address="Sheet1.B18:Sheet1.B2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18:Sheet1.C28" chart:label-cell-address="Sheet1.C17:Sheet1.C17" chart:class="chart:line">
            <chart:data-point chart:repeated="11"/>
          </chart:series>
          <chart:series chart:style-name="ch9" chart:values-cell-range-address="Sheet1.D18:Sheet1.D28" chart:label-cell-address="Sheet1.D17:Sheet1.D17" chart:class="chart:line">
            <chart:data-point chart:repeated="11"/>
          </chart:series>
          <chart:series chart:style-name="ch10" chart:values-cell-range-address="Sheet1.E18:Sheet1.E28" chart:label-cell-address="Sheet1.E17:Sheet1.E17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変動前</text:p>
                <draw:g>
                  <svg:desc>Sheet1.C17:Sheet1.C17</svg:desc>
                </draw:g>
              </table:table-cell>
              <table:table-cell office:value-type="string">
                <text:p>上方シフト</text:p>
                <draw:g>
                  <svg:desc>Sheet1.D17:Sheet1.D17</svg:desc>
                </draw:g>
              </table:table-cell>
              <table:table-cell office:value-type="string">
                <text:p>下方シフト</text:p>
                <draw:g>
                  <svg:desc>Sheet1.E17:Sheet1.E17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B18:Sheet1.B28</svg:desc>
                </draw:g>
              </table:table-cell>
              <table:table-cell office:value-type="float" office:value="0.0075">
                <text:p>0.0075</text:p>
                <draw:g>
                  <svg:desc>Sheet1.C18:Sheet1.C28</svg:desc>
                </draw:g>
              </table:table-cell>
              <table:table-cell office:value-type="float" office:value="0.0175">
                <text:p>0.0175</text:p>
                <draw:g>
                  <svg:desc>Sheet1.D18:Sheet1.D28</svg:desc>
                </draw:g>
              </table:table-cell>
              <table:table-cell office:value-type="float" office:value="-0.0025">
                <text:p>-0.0025</text:p>
                <draw:g>
                  <svg:desc>Sheet1.E18:Sheet1.E28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176246189861594">
                <text:p>0.0176246189861594</text:p>
              </table:table-cell>
              <table:table-cell office:value-type="float" office:value="0.0276246189861594">
                <text:p>0.0276246189861594</text:p>
              </table:table-cell>
              <table:table-cell office:value-type="float" office:value="0.0076246189861594">
                <text:p>0.007624618986159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209861228866811">
                <text:p>0.0209861228866811</text:p>
              </table:table-cell>
              <table:table-cell office:value-type="float" office:value="0.0309861228866811">
                <text:p>0.0309861228866811</text:p>
              </table:table-cell>
              <table:table-cell office:value-type="float" office:value="0.0109861228866811">
                <text:p>0.010986122886681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238629436111989">
                <text:p>0.0238629436111989</text:p>
              </table:table-cell>
              <table:table-cell office:value-type="float" office:value="0.0338629436111989">
                <text:p>0.0338629436111989</text:p>
              </table:table-cell>
              <table:table-cell office:value-type="float" office:value="0.0138629436111989">
                <text:p>0.013862943611198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26094379124341">
                <text:p>0.026094379124341</text:p>
              </table:table-cell>
              <table:table-cell office:value-type="float" office:value="0.036094379124341">
                <text:p>0.036094379124341</text:p>
              </table:table-cell>
              <table:table-cell office:value-type="float" office:value="0.016094379124341">
                <text:p>0.01609437912434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279175946922805">
                <text:p>0.0279175946922805</text:p>
              </table:table-cell>
              <table:table-cell office:value-type="float" office:value="0.0379175946922805">
                <text:p>0.0379175946922805</text:p>
              </table:table-cell>
              <table:table-cell office:value-type="float" office:value="0.0179175946922805">
                <text:p>0.017917594692280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294591014905531">
                <text:p>0.0294591014905531</text:p>
              </table:table-cell>
              <table:table-cell office:value-type="float" office:value="0.0394591014905531">
                <text:p>0.0394591014905531</text:p>
              </table:table-cell>
              <table:table-cell office:value-type="float" office:value="0.0194591014905531">
                <text:p>0.019459101490553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307944154167984">
                <text:p>0.0307944154167984</text:p>
              </table:table-cell>
              <table:table-cell office:value-type="float" office:value="0.0407944154167984">
                <text:p>0.0407944154167984</text:p>
              </table:table-cell>
              <table:table-cell office:value-type="float" office:value="0.0207944154167984">
                <text:p>0.020794415416798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319722457733622">
                <text:p>0.0319722457733622</text:p>
              </table:table-cell>
              <table:table-cell office:value-type="float" office:value="0.0419722457733622">
                <text:p>0.0419722457733622</text:p>
              </table:table-cell>
              <table:table-cell office:value-type="float" office:value="0.0219722457733622">
                <text:p>0.021972245773362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30258509299405">
                <text:p>0.0330258509299405</text:p>
              </table:table-cell>
              <table:table-cell office:value-type="float" office:value="0.0430258509299405">
                <text:p>0.0430258509299405</text:p>
              </table:table-cell>
              <table:table-cell office:value-type="float" office:value="0.0230258509299405">
                <text:p>0.02302585092994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5.2$Windows_X86_64 LibreOffice_project/85f04e9f809797b8199d13c421bd8a2b025d52b5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